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shar Light" svg:font-family="'Akshar Light'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Akshar Light" officeooo:rsid="00135312" officeooo:paragraph-rsid="00135312"/>
    </style:style>
    <style:style style:name="P2" style:family="paragraph" style:parent-style-name="Text_20_body">
      <style:paragraph-properties fo:text-align="start" style:justify-single-word="false"/>
      <style:text-properties style:font-name="Akshar Light" style:text-underline-style="solid" style:text-underline-width="auto" style:text-underline-color="font-color" fo:font-weight="bold" officeooo:rsid="00135312" officeooo:paragraph-rsid="00135312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kshar Light" style:text-underline-style="none" fo:font-weight="normal" officeooo:rsid="00135312" officeooo:paragraph-rsid="00135312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kshar Light" style:text-underline-style="none" fo:font-weight="normal" officeooo:rsid="00138d93" officeooo:paragraph-rsid="00138d93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5aee8" officeooo:paragraph-rsid="0015aee8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88c88" officeooo:paragraph-rsid="00188c88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a4978" officeooo:paragraph-rsid="001a4978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d7ad6" officeooo:paragraph-rsid="001d7ad6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f5eeb" officeooo:paragraph-rsid="001f5eeb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12d81" officeooo:paragraph-rsid="00212d81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45f70" officeooo:paragraph-rsid="00245f70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529db" officeooo:paragraph-rsid="002529db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bold" officeooo:rsid="001a4978" officeooo:paragraph-rsid="001a4978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a4978" officeooo:paragraph-rsid="001a4978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d7ad6" officeooo:paragraph-rsid="001d7ad6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f5eeb" officeooo:paragraph-rsid="001f5eeb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245f70" officeooo:paragraph-rsid="00245f70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257ccb" officeooo:paragraph-rsid="00257ccb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normal" officeooo:rsid="001a4978" officeooo:paragraph-rsid="001a4978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Akshar Light" fo:font-style="italic" style:text-underline-style="none" fo:font-weight="normal" officeooo:rsid="00188c88" officeooo:paragraph-rsid="00188c88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officeooo:rsid="00135312" officeooo:paragraph-rsid="00135312"/>
    </style:style>
    <style:style style:name="P22" style:family="paragraph" style:parent-style-name="Title">
      <style:text-properties officeooo:rsid="00135312" officeooo:paragraph-rsid="00135312"/>
    </style:style>
    <style:style style:name="P23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57ccb" officeooo:paragraph-rsid="00257ccb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69f17" officeooo:paragraph-rsid="00269f17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c3693" officeooo:paragraph-rsid="002c3693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269f17" officeooo:paragraph-rsid="00269f17" style:font-style-asian="normal" style:font-weight-asian="bold" style:font-style-complex="normal" style:font-weight-complex="bold"/>
    </style:style>
    <style:style style:name="P27" style:family="paragraph" style:parent-style-name="Text_20_body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officeooo:rsid="002bb6b6" officeooo:paragraph-rsid="002bb6b6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paragraph-rsid="00294eb6"/>
    </style:style>
    <style:style style:name="T1" style:family="text">
      <style:text-properties officeooo:rsid="001532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d12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b534c" style:font-weight-asian="normal" style:font-weight-complex="normal"/>
    </style:style>
    <style:style style:name="T8" style:family="text">
      <style:text-properties style:text-underline-style="none" fo:font-weight="normal" officeooo:rsid="001bb293" style:font-weight-asian="normal" style:font-weight-complex="normal"/>
    </style:style>
    <style:style style:name="T9" style:family="text">
      <style:text-properties style:text-underline-style="none" fo:font-weight="normal" officeooo:rsid="00236627" style:font-weight-asian="normal" style:font-weight-complex="normal"/>
    </style:style>
    <style:style style:name="T10" style:family="text">
      <style:text-properties style:text-underline-style="none" officeooo:rsid="00236627"/>
    </style:style>
    <style:style style:name="T11" style:family="text">
      <style:text-properties officeooo:rsid="001ed60e"/>
    </style:style>
    <style:style style:name="T12" style:family="text">
      <style:text-properties officeooo:rsid="002001d5"/>
    </style:style>
    <style:style style:name="T13" style:family="text">
      <style:text-properties style:font-name="Akshar Light" fo:font-style="normal" style:text-underline-style="none" fo:font-weight="normal" officeooo:rsid="00294eb6" style:font-style-asian="normal" style:font-weight-asian="normal" style:font-style-complex="normal" style:font-weight-complex="normal"/>
    </style:style>
    <style:style style:name="T14" style:family="text">
      <style:text-properties style:font-name="Akshar Light" fo:font-style="normal" style:text-underline-style="none" fo:font-weight="normal" officeooo:rsid="002a7dbd" style:font-style-asian="normal" style:font-weight-asian="normal" style:font-style-complex="normal" style:font-weight-complex="normal"/>
    </style:style>
    <style:style style:name="T15" style:family="text">
      <style:text-properties style:font-name="Akshar Light" fo:font-style="normal" style:text-underline-style="none" fo:font-weight="normal" officeooo:rsid="002bb6b6" style:font-style-asian="normal" style:font-weight-asian="normal" style:font-style-complex="normal" style:font-weight-complex="normal"/>
    </style:style>
    <style:style style:name="T16" style:family="text">
      <style:text-properties style:font-name="Akshar Light" fo:font-style="normal" style:text-underline-style="none" fo:font-weight="bold" officeooo:rsid="002bb6b6" style:font-style-asian="normal" style:font-weight-asian="bold" style:font-style-complex="normal" style:font-weight-complex="bold"/>
    </style:style>
    <style:style style:name="T17" style:family="text">
      <style:text-properties style:font-name="Akshar Light" fo:font-style="normal" style:text-underline-style="none" style:font-style-asian="normal" style:font-style-complex="normal"/>
    </style:style>
    <style:style style:name="T18" style:family="text">
      <style:text-properties style:font-name="Akshar Light" fo:font-style="normal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IPE 2022</text:p>
      <text:p text:style-name="P21"/>
      <text:p text:style-name="P2">15/04/2022</text:p>
      <text:p text:style-name="P3">Après réflexion, le sujet du TIPE est dévié :</text:p>
      <text:p text:style-name="P3">Plutôt que de chercher moi même à trouver le meilleur trajet possible, je vais faire travailler la machine. On travaille désormais avec des algorithmes génétiques, simulant la séléction naturelle.</text:p>
      <text:p text:style-name="P4">On partira avec une population initiale d’un certain nombre de « guides » et chacun se verra attribué un groupe qu’il devra guider. </text:p>
      <text:p text:style-name="P4">Le meilleur guide sera choisi en fonction du ratio <text:span text:style-name="T2">nbDeSitesVisités/Prix</text:span></text:p>
      <text:p text:style-name="P5">L’algorithme utilisé est l’algorithme NEAT ( cf. Sources<text:span text:style-name="T3">)</text:span></text:p>
      <text:p text:style-name="P6">On représente toujours les destinations possibles via un graphe, complet car <text:span text:style-name="T2">tous les chemins mènent à Rome.</text:span></text:p>
      <text:p text:style-name="P20"/>
      <text:p text:style-name="P14">16/04/2022</text:p>
      <text:p text:style-name="P7">Le sujet de réflexion aujourd’hui est les couches d’entrée et des sortie du réseau de neurones. NEAT gère la couche cachée, mais il faut déjà être bien parti.</text:p>
      <text:p text:style-name="P19">Entrée : </text:p>
      <text:p text:style-name="P7">1 neurone pour le temps restant</text:p>
      <text:p text:style-name="P7">1 neurone pour le coût</text:p>
      <text:p text:style-name="P14"><text:span text:style-name="T6">2 neurones par lieu (prix + durée), donc si on a n lieux, 2</text:span><text:span text:style-name="T7">(n-1) </text:span><text:span text:style-name="T6">neurones </text:span><text:span text:style-name="T7">( on ne fait pas </text:span><text:span text:style-name="T8">de sur-place)</text:span></text:p>
      <text:p text:style-name="P13">2n neurones en entrée</text:p>
      <text:p text:style-name="P14"><text:span text:style-name="T4">Sortie : </text:span><text:span text:style-name="T5">n-</text:span><text:span text:style-name="T10">1</text:span><text:span text:style-name="T5"> neurones </text:span><text:span text:style-name="T6">: 1 pour chaque lieu </text:span><text:span text:style-name="T9">adjacent</text:span><text:span text:style-name="T6">, pas très sorcier celui là</text:span></text:p>
      <text:p text:style-name="P7"/>
      <text:p text:style-name="P15">18/04/2022</text:p>
      <text:p text:style-name="P8">Avec le jeu de test City1, la première génération de l’algorithme semble atteindre les meilleurs résultats sur 4h <text:span text:style-name="T11">(4h simulées de visites).</text:span></text:p>
      <text:p text:style-name="P16">19/04/2022</text:p>
      <text:p text:style-name="P9"><text:soft-page-break/>On va modifier les conditions, notamment l’évaluation : le fitness sera <text:span text:style-name="T2">tempsDeVisite/prix </text:span>. <text:span text:style-name="T12">On ajoute aussi désormais un budget max, si le guide le dépasse, son fitness tombe à 0.</text:span></text:p>
      <text:p text:style-name="P10">Il semblerait par ailleurs que le jeu de test City1 ne soit pas assez volumineux pour obtenir des résultats concluants</text:p>
      <text:p text:style-name="P10"/>
      <text:p text:style-name="P17">02/05/2022</text:p>
      <text:p text:style-name="P11">Le jeu de test City2 , plus volumineux affiche des résultats bien plus intéressants. Il serait souhaitable de contacter l’office de tourisme afin de récupérer des informations en volume bien plus important</text:p>
      <text:p text:style-name="P12">De plus, il pourrait être judicieux de complexifier le système, en ajoutant des contraintes telles que des horaires d’ouverture, des heures d’affluence, etc, afin de rendre la modélisation plus réaliste.</text:p>
      <text:p text:style-name="P12"/>
      <text:p text:style-name="P18">07/05/2022</text:p>
      <text:p text:style-name="P23">Penser à mettre au propre les idées. Faire des études statistiques : nb de générations pour atteindre le sueil de fitness</text:p>
      <text:p text:style-name="P23"/>
      <text:p text:style-name="P26">21/05/2022</text:p>
      <text:p text:style-name="P24">Je commence à tenter de complexifier un peu les conditons :</text:p>
      <text:p text:style-name="P28"><text:span text:style-name="T13">Horaires d’affluence : On fournit </text:span><text:span text:style-name="T14">un tableau d’intervalles d’affluence : suivant l’affluence, la probabilité de se voir refuser l’entrée augmente. </text:span><text:span text:style-name="T15">On distingue <text:s/></text:span><text:span text:style-name="T16">4</text:span><text:span text:style-name="T15"> niveaux d’affluence : </text:span></text:p>
      <text:list xml:id="list3622610416" text:style-name="L2">
        <text:list-item>
          <text:p text:style-name="P27"><text:span text:style-name="T18">Faible : </text:span><text:span text:style-name="T17"><text:s/>P= 0,1</text:span></text:p>
        </text:list-item>
        <text:list-item>
          <text:p text:style-name="P27"><text:span text:style-name="T18">Moyen :</text:span><text:span text:style-name="T17"> P=0,3</text:span></text:p>
        </text:list-item>
        <text:list-item>
          <text:p text:style-name="P27"><text:span text:style-name="T18">Fréquenté :</text:span><text:span text:style-name="T17"> P=0,5</text:span></text:p>
        </text:list-item>
        <text:list-item>
          <text:p text:style-name="P27"><text:span text:style-name="T18">Bondé :</text:span><text:span text:style-name="T17"> P=0,9</text:span></text:p>
        </text:list-item>
      </text:list>
      <text:p text:style-name="P25">Pour l’instant, essayer un endroit et se voir refuser l’entrée est pénalisa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shar Light" svg:font-family="'Akshar Light'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kshar Light" officeooo:rsid="00135312" officeooo:paragraph-rsid="00135312"/>
    </style:style>
    <style:style style:name="MT1" style:family="text">
      <style:text-properties officeooo:rsid="001532a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 Maciag MPSI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1T11:40:27.419468012</dc:date>
    <meta:editing-duration>PT3H7M57S</meta:editing-duration>
    <meta:editing-cycles>23</meta:editing-cycles>
    <meta:generator>LibreOffice/7.3.3.2$Linux_X86_64 LibreOffice_project/30$Build-2</meta:generator>
    <meta:document-statistic meta:table-count="0" meta:image-count="0" meta:object-count="0" meta:page-count="2" meta:paragraph-count="35" meta:word-count="411" meta:character-count="2480" meta:non-whitespace-character-count="2103"/>
  </office:meta>
</office:document-meta>
</file>